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imes New Roman" officeooo:rsid="00099bfc" officeooo:paragraph-rsid="00099bfc"/>
    </style:style>
    <style:style style:name="P2" style:family="paragraph" style:parent-style-name="Footer">
      <style:text-properties style:font-name="Times New Roman" officeooo:rsid="000bfeb8" officeooo:paragraph-rsid="000bfeb8"/>
    </style:style>
    <style:style style:name="P3" style:family="paragraph" style:parent-style-name="Standard">
      <style:text-properties style:font-name="Times New Roman"/>
    </style:style>
    <style:style style:name="P4" style:family="paragraph" style:parent-style-name="Standard">
      <style:paragraph-properties fo:line-height="200%" fo:text-align="center" style:justify-single-word="false"/>
      <style:text-properties style:font-name="Times New Roman" officeooo:rsid="0005274f" officeooo:paragraph-rsid="0005274f"/>
    </style:style>
    <style:style style:name="P5" style:family="paragraph" style:parent-style-name="Standard">
      <style:paragraph-properties fo:line-height="200%" fo:text-align="center" style:justify-single-word="false"/>
      <style:text-properties style:font-name="Times New Roman" fo:font-weight="bold" officeooo:rsid="0005274f" officeooo:paragraph-rsid="0005274f" style:font-weight-asian="bold" style:font-weight-complex="bold"/>
    </style:style>
    <style:style style:name="P6" style:family="paragraph" style:parent-style-name="Standard">
      <style:text-properties style:font-name="Times New Roman" officeooo:paragraph-rsid="0019acd4"/>
    </style:style>
    <style:style style:name="P7" style:family="paragraph" style:parent-style-name="Standard">
      <style:paragraph-properties fo:line-height="200%" style:writing-mode="page"/>
      <style:text-properties style:font-name="Times New Roman" officeooo:rsid="00068170" officeooo:paragraph-rsid="000a5142"/>
    </style:style>
    <style:style style:name="P8" style:family="paragraph" style:parent-style-name="Contents_20_1">
      <style:paragraph-properties>
        <style:tab-stops>
          <style:tab-stop style:position="6.5in"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paragraph-properties fo:line-height="200%"/>
    </style:style>
    <style:style style:name="P11" style:family="paragraph" style:parent-style-name="Heading_20_1" style:master-page-name="Standard">
      <style:paragraph-properties fo:line-height="200%" style:page-number="1" fo:break-before="page"/>
    </style:style>
    <style:style style:name="P12" style:family="paragraph" style:parent-style-name="Heading_20_1">
      <style:paragraph-properties fo:line-height="200%" fo:break-before="page"/>
    </style:style>
    <style:style style:name="P13" style:family="paragraph" style:parent-style-name="Heading_20_1" style:master-page-name="MainBody">
      <style:paragraph-properties fo:line-height="200%" style:page-number="1"/>
    </style:style>
    <style:style style:name="P14" style:family="paragraph" style:parent-style-name="Standard" style:master-page-name="First_20_Page">
      <style:paragraph-properties fo:line-height="200%" fo:text-align="center" style:justify-single-word="false" style:page-number="auto"/>
      <style:text-properties style:font-name="Times New Roman" officeooo:rsid="0005274f" officeooo:paragraph-rsid="0005274f"/>
    </style:style>
    <style:style style:name="P15" style:family="paragraph" style:parent-style-name="Standard">
      <style:paragraph-properties fo:line-height="200%"/>
      <style:text-properties style:font-name="Times New Roman" officeooo:rsid="001d766d" officeooo:paragraph-rsid="001d766d"/>
    </style:style>
    <style:style style:name="P16" style:family="paragraph" style:parent-style-name="Standard">
      <style:paragraph-properties fo:line-height="200%"/>
      <style:text-properties style:font-name="Times New Roman" officeooo:rsid="001dcdf1" officeooo:paragraph-rsid="001dcdf1"/>
    </style:style>
    <style:style style:name="P17" style:family="paragraph" style:parent-style-name="Standard">
      <style:paragraph-properties fo:line-height="200%"/>
      <style:text-properties style:font-name="Times New Roman" officeooo:rsid="0025e967" officeooo:paragraph-rsid="0025e967"/>
    </style:style>
    <style:style style:name="P18" style:family="paragraph" style:parent-style-name="Standard">
      <style:paragraph-properties fo:line-height="200%"/>
      <style:text-properties style:font-name="Times New Roman" fo:font-weight="bold" officeooo:rsid="0025e967" officeooo:paragraph-rsid="0025e967" style:font-weight-asian="bold" style:font-weight-complex="bold"/>
    </style:style>
    <style:style style:name="P19" style:family="paragraph" style:parent-style-name="Standard">
      <style:paragraph-properties fo:line-height="200%"/>
      <style:text-properties style:font-name="Times New Roman" officeooo:rsid="002a19c9" officeooo:paragraph-rsid="002a19c9"/>
    </style:style>
    <style:style style:name="T1" style:family="text">
      <style:text-properties officeooo:rsid="0022c711"/>
    </style:style>
    <style:style style:name="T2" style:family="text">
      <style:text-properties officeooo:rsid="0028c588"/>
    </style:style>
    <style:style style:name="T3" style:family="text">
      <style:text-properties officeooo:rsid="002c51e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4">UNIVERSITY OF LA VERNE</text:p>
      <text:p text:style-name="P4">LA VERNE, CALIFORNIA</text:p>
      <text:p text:style-name="P4"/>
      <text:p text:style-name="P4"><text:span text:style-name="T1">Fall</text:span> 2018</text:p>
      <text:p text:style-name="P4"/>
      <text:p text:style-name="P4">SENIOR PROJECT REPORT</text:p>
      <text:p text:style-name="P4"/>
      <text:p text:style-name="P5">J2 INNOVATIONS’ AUTOMATIC RFID EMPLOYEE CLOCKING SYSTEM</text:p>
      <text:p text:style-name="P4"/>
      <text:p text:style-name="P4">A SENIOR PROJECT SUBMITTED TO:</text:p>
      <text:p text:style-name="P4">THE FACULTY OF </text:p>
      <text:p text:style-name="P4">COMPUTER SCIENCE AND COMPUTER ENGINEERING</text:p>
      <text:p text:style-name="P4">IN CANDIDANCY FOR THE DEGREE OF</text:p>
      <text:p text:style-name="P5">BACHELORS OF SCIENCE </text:p>
      <text:p text:style-name="P4">SOFTWARE / ENGINEERING</text:p>
      <text:p text:style-name="P4"/>
      <text:p text:style-name="P4">BY</text:p>
      <text:p text:style-name="P4"/>
      <text:p text:style-name="P5">KOPPANY HORVATH</text:p>
      <text:h text:style-name="P11" text:outline-level="1"><text:bookmark-start text:name="__RefHeading___Toc374_1655485087"/>Abstract<text:bookmark-end text:name="__RefHeading___Toc374_1655485087"/></text:h>
      <text:p text:style-name="P7"><text:tab/>The purpose of this project is to design and implement an RFID based employee time tracking system for J2 Innovations, a building automation software company. The following hardware technologies were used: IOT enabled ESP 32 microcontroller, RFID scanner module, 3D printing, WiFi AP device configuration. In addition, a variety of software was used: Arduino IDE, NodeJS framework, Ractive library, AM Charts library, MySQL database. The user experience was greatly improved and user complaints were reduced to nearly none. Possible future expansions include handling different time zones for international employees, generating reports and charts for management, and scheduling days off and vacations through the UI.</text:p>
      <text:p text:style-name="P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8"><text:a xlink:type="simple" xlink:href="#__RefHeading___Toc374_1655485087" text:style-name="Index_20_Link" text:visited-style-name="Index_20_Link">Abstract<text:tab/>1</text:a></text:p>
          <text:p text:style-name="P8"><text:a xlink:type="simple" xlink:href="#__RefHeading___Toc301_206580710" text:style-name="Index_20_Link" text:visited-style-name="Index_20_Link">Introduction<text:tab/>1</text:a></text:p>
          <text:p text:style-name="P8"><text:a xlink:type="simple" xlink:href="#__RefHeading___Toc303_206580710" text:style-name="Index_20_Link" text:visited-style-name="Index_20_Link">Method<text:tab/>2</text:a></text:p>
          <text:p text:style-name="P8"><text:a xlink:type="simple" xlink:href="#__RefHeading___Toc305_206580710" text:style-name="Index_20_Link" text:visited-style-name="Index_20_Link">Results<text:tab/>2</text:a></text:p>
          <text:p text:style-name="P8"><text:a xlink:type="simple" xlink:href="#__RefHeading___Toc307_206580710" text:style-name="Index_20_Link" text:visited-style-name="Index_20_Link">Discussion<text:tab/>2</text:a></text:p>
          <text:p text:style-name="P8"><text:a xlink:type="simple" xlink:href="#__RefHeading___Toc309_206580710" text:style-name="Index_20_Link" text:visited-style-name="Index_20_Link">References<text:tab/>3</text:a></text:p>
          <text:p text:style-name="P8"><text:a xlink:type="simple" xlink:href="#__RefHeading___Toc311_206580710" text:style-name="Index_20_Link" text:visited-style-name="Index_20_Link">Appendix<text:tab/>3</text:a></text:p>
        </text:index-body>
      </text:table-of-content>
      <text:p text:style-name="P3"/>
      <text:p text:style-name="P6"/>
      <text:h text:style-name="P13" text:outline-level="1"><text:bookmark-start text:name="__RefHeading___Toc301_206580710"/>Introduction<text:bookmark-end text:name="__RefHeading___Toc301_206580710"/></text:h>
      <text:p text:style-name="P17"><text:tab/>Keeping accurate records of employee work times is very important. Not only does it ensure that the employees get paid for what they worked, but it also makes sure that conflicts arising from accidental overpaying or underpaying do not occur. Accurate time records also allow for the possibility of measuring work performance when coupled with descriptions of what was done during those hours. Using this information to modify the working environment and schedules can lead to higher productivity in a company.</text:p>
      <text:p text:style-name="P17"/>
      <text:p text:style-name="P19">The current system has a few problems that tend to bother the people working at J2</text:p>
      <text:p text:style-name="P19">Innovations. The problems are listed below in descending order of severity.</text:p>
      <text:p text:style-name="P19">1. The biggest problem that the manager complains about is that the system is a third party</text:p>
      <text:p text:style-name="P19">service that requires monthly payment which is increased for each new employee using</text:p>
      <text:p text:style-name="P19">the system, and as such it is also not flexible in terms of adding new features.</text:p>
      <text:p text:style-name="P19">2. A problem that the employees don’t like is that with the current system employees have</text:p>
      <text:p text:style-name="P19">to manually type in their starting time and ending time which sometimes results in</text:p>
      <text:p text:style-name="P19">inaccurate information when an employee can't remember their starting time accurately</text:p>
      <text:p text:style-name="P19">or decides to report incorrect times.</text:p>
      <text:p text:style-name="P19">3. Something that the project manager is annoyed about is that he has no idea what the</text:p>
      <text:p text:style-name="P19">general schedule is for part time employees who have very dynamic schedules, and the</text:p>
      <text:p text:style-name="P19">current system has no fast way to see what an employee’s usual schedule is.</text:p>
      <text:p text:style-name="P19">4. Another minor problem that employees don’t like is that they are required to submit a</text:p>
      <text:p text:style-name="P19">daily email containing their work for the day along with a weekly email containing not</text:p>
      <text:p text:style-name="P19"><text:soft-page-break/>only the information from the daily emails, but what their times were for each day that</text:p>
      <text:p text:style-name="P19">they worked. This is very redundant and a better system would allow the project manager</text:p>
      <text:p text:style-name="P19">to have a less clouded inbox so as to focus on customer emails.</text:p>
      <text:p text:style-name="P19">5. One problem that frustrates employees sometimes is that the current system is sometimes</text:p>
      <text:p text:style-name="P19">difficult to use and does not always act the way it is expected to act. An example of this is</text:p>
      <text:p text:style-name="P19">when entering in the ending time, the system attempts to guess if the time is AM or PM</text:p>
      <text:p text:style-name="P19">and sometimes gets it wrong, leading to the employee time being too much or too little if</text:p>
      <text:p text:style-name="P19">they don’t spot this error and correct it.</text:p>
      <text:p text:style-name="P17"/>
      <text:p text:style-name="P17">What is the point <text:span text:style-name="T2">o</text:span>f the study?</text:p>
      <text:p text:style-name="P17">How does the proposed design relate to the problem?</text:p>
      <text:p text:style-name="P17">What are the implications of the study, and how does the study relate to previous work in the area?</text:p>
      <text:p text:style-name="P17">What are current pro[positions tested, and how were they derived?</text:p>
      <text:p text:style-name="P17"/>
      <text:p text:style-name="P17">A good introduction answer these questions in a paragraph or two and, by summarizing the relevant arguments and the data, gives the reader a firm sense of what was done and why.</text:p>
      <text:p text:style-name="P17"/>
      <text:p text:style-name="P18">Develop the background:</text:p>
      <text:p text:style-name="P17">Assume that the reader has knowledge in the field for which you are writing and does not require a complete digest. A scholarly review of earlier work provides an appropriate history and recognizes the priority of the work of others. If you summarize earlier works, avoid nonessential details; instead, emphasize pertinent findings, relevant methodological issues, and major <text:soft-page-break/>conclusion. Refer readers to general surveys or reviews of the topic if they are available. Demonstrate the logical continuity between previous and present work.</text:p>
      <text:p text:style-name="P17"/>
      <text:p text:style-name="P18">State the purpose and rationale:</text:p>
      <text:p text:style-name="P17">After you have introduced the problem and developed the background material, you are in a position to tell what you did. Make this statement in the closing paragraph of the introduction.</text:p>
      <text:p text:style-name="P15"/>
      <text:h text:style-name="P10" text:outline-level="1"><text:bookmark-start text:name="__RefHeading___Toc303_206580710"/>Method<text:bookmark-end text:name="__RefHeading___Toc303_206580710"/></text:h>
      <text:p text:style-name="P15">Insert method</text:p>
      <text:p text:style-name="P15"/>
      <text:h text:style-name="P10" text:outline-level="1"><text:bookmark-start text:name="__RefHeading___Toc305_206580710"/>Results<text:bookmark-end text:name="__RefHeading___Toc305_206580710"/></text:h>
      <text:p text:style-name="P15">Insert results</text:p>
      <text:p text:style-name="P15"/>
      <text:h text:style-name="P10" text:outline-level="1"><text:bookmark-start text:name="__RefHeading___Toc307_206580710"/>Discussion<text:bookmark-end text:name="__RefHeading___Toc307_206580710"/></text:h>
      <text:p text:style-name="P15">Insert discussion</text:p>
      <text:p text:style-name="P15"/>
      <text:h text:style-name="P12" text:outline-level="1"><text:bookmark-start text:name="__RefHeading___Toc309_206580710"/>References<text:bookmark-end text:name="__RefHeading___Toc309_206580710"/></text:h>
      <text:p text:style-name="P16">Insert References</text:p>
      <text:p text:style-name="P16"/>
      <text:h text:style-name="P10" text:outline-level="1"><text:bookmark-start text:name="__RefHeading___Toc311_206580710"/>Appendix<text:bookmark-end text:name="__RefHeading___Toc311_206580710"/></text:h>
      <text:p text:style-name="P16">Insert 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5in"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099bfc" officeooo:paragraph-rsid="00099bfc"/>
    </style:style>
    <style:style style:name="MP2" style:family="paragraph" style:parent-style-name="Footer">
      <style:text-properties style:font-name="Times New Roman" officeooo:rsid="000bfeb8" officeooo:paragraph-rsid="000bfeb8"/>
    </style:style>
    <style:page-layout style:name="Mpm1">
      <style:page-layout-properties fo:page-width="8.5in" fo:page-height="11in" style:num-format="1" style:print-orientation="portrait" fo:margin-top="0.6in" fo:margin-bottom="0.6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J2 INNOVATIONS’ AUTOMATIC RFID EMPLOYEE CLOCKING SYSTEM<text:tab/><text:page-number style:num-format="i" text:select-page="current">ii</text:page-number></text:p>
      </style:header>
      <style:footer>
        <text:p text:style-name="MP2">Koppany Horvath<text:tab/><text:tab/><text:date style:data-style-name="N84" text:date-value="2018-05-09T19:28:11.191999730">2018-05-09</text:date></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HTML" style:page-layout-name="Mpm4"/>
    <style:master-page style:name="MainBody" style:page-layout-name="Mpm1">
      <style:header>
        <text:p text:style-name="MP1">J2 INNOVATIONS’ AUTOMATIC RFID EMPLOYEE CLOCKING SYSTEM<text:tab/><text:page-number style:num-format="1, 2, 3, ..." text:select-page="current">4</text:page-number></text:p>
      </style:header>
      <style:footer>
        <text:p text:style-name="MP2">Koppany Horvath<text:tab/><text:tab/><text:date style:data-style-name="N84" text:date-value="2018-05-09T19:28:11.192999901">2018-05-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8:16:59.559000000</meta:creation-date>
    <dc:date>2018-05-09T19:28:11.140000000</dc:date>
    <meta:editing-duration>PT1H53M18S</meta:editing-duration>
    <meta:editing-cycles>36</meta:editing-cycles>
    <meta:generator>LibreOffice/5.0.3.2$Windows_x86 LibreOffice_project/e5f16313668ac592c1bfb310f4390624e3dbfb75</meta:generator>
    <meta:document-statistic meta:table-count="0" meta:image-count="0" meta:object-count="0" meta:page-count="8" meta:paragraph-count="70" meta:word-count="802" meta:character-count="4892" meta:non-whitespace-character-count="4154"/>
  </office:meta>
</office:document-meta>
</file>